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.2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2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.201cm"/>
    </style:style>
    <style:style style:name="gr8" style:family="graphic" style:parent-style-name="standard">
      <style:graphic-properties draw:stroke="none" svg:stroke-color="#000000" draw:fill="none" draw:fill-color="#ffffff" fo:min-height="1.778cm"/>
    </style:style>
    <style:style style:name="gr9" style:family="graphic" style:parent-style-name="standard">
      <style:graphic-properties draw:stroke="none" svg:stroke-color="#000000" draw:fill="none" draw:fill-color="#ffffff" fo:min-height="0.1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0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" style:family="graphic" style:parent-style-name="standard">
      <style:graphic-properties draw:stroke="none" draw:stroke-dash="Ultrafine_20_2_20_Dots_20_3_20_Dashes" svg:stroke-width="0.051cm" svg:stroke-color="#000000" draw:marker-start-width="0.279cm" draw:marker-end-width="0.279cm" draw:fill="none" draw:fill-color="#ffffff" fo:min-height="0.762cm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Ultrafine_20_2_20_Dots_20_3_20_Dashes" svg:stroke-width="0.051cm" svg:stroke-color="#000000" draw:marker-start-width="0.279cm" draw:marker-end-width="0.279cm" draw:fill="none" draw:fill-color="#ffffff" fo:min-height="1.14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143cm"/>
    </style:style>
    <style:style style:name="gr16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10 Pitch1" fo:font-size="40pt" style:text-underline-style="solid" style:text-underline-width="auto" style:text-underline-color="font-color" style:font-size-asian="40pt" style:font-size-complex="40pt"/>
    </style:style>
    <style:style style:name="P3" style:family="paragraph">
      <style:text-properties style:font-name="Courier New1" fo:font-style="italic" style:font-style-asian="italic" style:font-style-complex="italic"/>
    </style:style>
    <style:style style:name="T1" style:family="text">
      <style:text-properties style:font-name="Courier 10 Pitch1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style:font-name="Courier New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435cm" svg:y1="18.104cm" svg:x2="11.384cm" svg:y2="22.549cm">
          <text:p/>
        </draw:line>
        <draw:line draw:style-name="gr1" draw:text-style-name="P1" draw:layer="layout" svg:x1="11.386cm" svg:y1="22.421cm" svg:x2="13.635cm" svg:y2="25.622cm">
          <text:p/>
        </draw:line>
        <draw:line draw:style-name="gr1" draw:text-style-name="P1" draw:layer="layout" svg:x1="8.427cm" svg:y1="25.689cm" svg:x2="11.386cm" svg:y2="22.421cm">
          <text:p/>
        </draw:line>
        <draw:line draw:style-name="gr1" draw:text-style-name="P1" draw:layer="layout" svg:x1="11.429cm" svg:y1="18.103cm" svg:x2="8.847cm" svg:y2="15.164cm">
          <text:p/>
        </draw:line>
        <draw:line draw:style-name="gr1" draw:text-style-name="P1" draw:layer="layout" svg:x1="14.017cm" svg:y1="14.534cm" svg:x2="11.429cm" svg:y2="18.103cm">
          <text:p/>
        </draw:line>
        <draw:custom-shape draw:style-name="gr2" draw:text-style-name="P1" draw:layer="layout" svg:width="1.422cm" svg:height="1.422cm" draw:transform="rotate (-1.58231549985806) translate (8.788cm 25.1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14.682cm 25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12.028cm 21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9.321cm 14.2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12.106cm 17.2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435cm" svg:y1="18.104cm" svg:x2="11.384cm" svg:y2="22.549cm">
          <text:p/>
        </draw:line>
        <draw:line draw:style-name="gr1" draw:text-style-name="P1" draw:layer="layout" svg:x1="11.386cm" svg:y1="22.421cm" svg:x2="13.635cm" svg:y2="25.622cm">
          <text:p/>
        </draw:line>
        <draw:line draw:style-name="gr1" draw:text-style-name="P1" draw:layer="layout" svg:x1="8.427cm" svg:y1="25.689cm" svg:x2="11.386cm" svg:y2="22.421cm">
          <text:p/>
        </draw:line>
        <draw:line draw:style-name="gr1" draw:text-style-name="P1" draw:layer="layout" svg:x1="11.429cm" svg:y1="18.103cm" svg:x2="8.847cm" svg:y2="15.164cm">
          <text:p/>
        </draw:line>
        <draw:line draw:style-name="gr1" draw:text-style-name="P1" draw:layer="layout" svg:x1="14.017cm" svg:y1="14.534cm" svg:x2="11.429cm" svg:y2="18.103cm">
          <text:p/>
        </draw:line>
        <draw:custom-shape draw:style-name="gr2" draw:text-style-name="P1" draw:layer="layout" svg:width="1.422cm" svg:height="1.422cm" draw:transform="rotate (-1.58231549985806) translate (8.788cm 25.1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14.682cm 25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12.028cm 21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9.321cm 14.2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422cm" svg:height="1.422cm" draw:transform="rotate (-1.58231549985806) translate (12.106cm 17.2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22cm" svg:height="1.422cm" draw:transform="rotate (-1.58231549985806) translate (14.613cm 14.1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14cm" svg:y1="6.15cm" svg:x2="12.794cm" svg:y2="6.15cm">
          <text:p/>
        </draw:line>
        <draw:line draw:style-name="gr1" draw:text-style-name="P1" draw:layer="layout" svg:x1="12.689cm" svg:y1="6.151cm" svg:x2="15.299cm" svg:y2="4.274cm">
          <text:p/>
        </draw:line>
        <draw:line draw:style-name="gr1" draw:text-style-name="P1" draw:layer="layout" svg:x1="15.403cm" svg:y1="8.548cm" svg:x2="12.689cm" svg:y2="6.15cm">
          <text:p/>
        </draw:line>
        <draw:line draw:style-name="gr1" draw:text-style-name="P1" draw:layer="layout" svg:x1="9.139cm" svg:y1="6.156cm" svg:x2="6.748cm" svg:y2="8.304cm">
          <text:p/>
        </draw:line>
        <draw:line draw:style-name="gr1" draw:text-style-name="P1" draw:layer="layout" svg:x1="6.181cm" svg:y1="4.065cm" svg:x2="9.139cm" svg:y2="6.156cm">
          <text:p/>
        </draw:line>
        <draw:custom-shape draw:style-name="gr2" draw:text-style-name="P1" draw:layer="layout" svg:width="1.169cm" svg:height="1.167cm" svg:x="14.921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14.861cm" svg:y="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12.167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6.00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8.409cm" svg:y="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5.674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475cm" svg:height="0.962cm" svg:x="5.699cm" svg:y="2.397cm">
          <draw:text-box>
            <text:p>i-1</text:p>
          </draw:text-box>
        </draw:frame>
        <draw:frame draw:style-name="gr4" draw:layer="layout" svg:width="1.524cm" svg:height="0.962cm" svg:x="14.462cm" svg:y="2.27cm">
          <draw:text-box>
            <text:p>i+2</text:p>
          </draw:text-box>
        </draw:frame>
        <draw:line draw:style-name="gr1" draw:text-style-name="P1" draw:layer="layout" svg:x1="9.14cm" svg:y1="6.15cm" svg:x2="12.794cm" svg:y2="6.15cm">
          <text:p/>
        </draw:line>
        <draw:line draw:style-name="gr1" draw:text-style-name="P1" draw:layer="layout" svg:x1="12.689cm" svg:y1="6.151cm" svg:x2="15.299cm" svg:y2="4.274cm">
          <text:p/>
        </draw:line>
        <draw:line draw:style-name="gr1" draw:text-style-name="P1" draw:layer="layout" svg:x1="15.403cm" svg:y1="8.548cm" svg:x2="12.689cm" svg:y2="6.15cm">
          <text:p/>
        </draw:line>
        <draw:line draw:style-name="gr1" draw:text-style-name="P1" draw:layer="layout" svg:x1="9.139cm" svg:y1="6.156cm" svg:x2="6.748cm" svg:y2="8.304cm">
          <text:p/>
        </draw:line>
        <draw:line draw:style-name="gr1" draw:text-style-name="P1" draw:layer="layout" svg:x1="6.181cm" svg:y1="4.065cm" svg:x2="9.139cm" svg:y2="6.156cm">
          <text:p/>
        </draw:line>
        <draw:custom-shape draw:style-name="gr2" draw:text-style-name="P1" draw:layer="layout" svg:width="1.169cm" svg:height="1.167cm" svg:x="14.921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14.861cm" svg:y="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12.167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69cm" svg:height="1.167cm" svg:x="6.00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69cm" svg:height="1.167cm" svg:x="8.409cm" svg:y="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762cm" svg:height="0.962cm" svg:x="8.62cm" svg:y="5.753cm">
          <draw:text-box>
            <text:p>i</text:p>
          </draw:text-box>
        </draw:frame>
        <draw:custom-shape draw:style-name="gr2" draw:text-style-name="P1" draw:layer="layout" svg:width="1.169cm" svg:height="1.167cm" svg:x="5.674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.032cm" svg:height="0.962cm" svg:x="7.223cm" svg:y="8.874cm">
          <draw:text-box>
            <text:p>i' + 1</text:p>
          </draw:text-box>
        </draw:frame>
        <draw:frame draw:style-name="gr7" draw:layer="layout" svg:width="1.524cm" svg:height="1.283cm" svg:x="11.795cm" svg:y="4.416cm">
          <draw:text-box>
            <text:p>i+1</text:p>
          </draw:text-box>
        </draw:frame>
        <draw:frame draw:style-name="gr8" draw:text-style-name="P2" draw:layer="layout" svg:width="17.399cm" svg:height="2.028cm" svg:x="2.096cm" svg:y="11.287cm">
          <draw:text-box>
            <text:p text:style-name="P1"><text:span text:style-name="T1">&lt;A T1 SWAP&gt;</text:span></text:p>
          </draw:text-box>
        </draw:frame>
        <draw:frame draw:style-name="gr9" draw:layer="layout" svg:width="1.742cm" svg:height="0.962cm" svg:x="6.243cm" svg:y="14.135cm">
          <draw:text-box>
            <text:p>i-1</text:p>
          </draw:text-box>
        </draw:frame>
        <draw:frame draw:style-name="gr10" draw:layer="layout" svg:width="0.642cm" svg:height="0.962cm" svg:x="11.033cm" svg:y="17.564cm">
          <draw:text-box>
            <text:p>i</text:p>
          </draw:text-box>
        </draw:frame>
        <draw:frame draw:style-name="gr11" draw:layer="layout" svg:width="3.543cm" svg:height="0.962cm" svg:x="12.951cm" svg:y="22.152cm">
          <draw:text-box>
            <text:p>i + 1 / i' - 1</text:p>
          </draw:text-box>
        </draw:frame>
        <draw:frame draw:style-name="gr12" draw:layer="layout" svg:width="1.844cm" svg:height="1.216cm" svg:x="5.191cm" svg:y="25.384cm">
          <draw:text-box>
            <text:p>i' + 1</text:p>
          </draw:text-box>
        </draw:frame>
        <draw:frame draw:style-name="gr13" draw:text-style-name="P3" draw:layer="layout" svg:width="3.81cm" svg:height="1.062cm" svg:x="2.016cm" svg:y="5.572cm">
          <draw:text-box>
            <text:p><text:span text:style-name="T2">before</text:span></text:p>
          </draw:text-box>
        </draw:frame>
        <draw:frame draw:style-name="gr14" draw:text-style-name="P3" draw:layer="layout" svg:width="4.191cm" svg:height="1.443cm" svg:x="2.27cm" svg:y="18.526cm">
          <draw:text-box>
            <text:p><text:span text:style-name="T2">after</text:span></text:p>
          </draw:text-box>
        </draw:frame>
        <draw:frame draw:style-name="gr10" draw:layer="layout" svg:width="1.683cm" svg:height="0.962cm" svg:x="13.248cm" svg:y="8.655cm">
          <draw:text-box>
            <text:p>i' - 2</text:p>
          </draw:text-box>
        </draw:frame>
        <draw:frame draw:style-name="gr15" draw:layer="layout" svg:width="2.667cm" svg:height="1.393cm" svg:x="15.224cm" svg:y="14.462cm">
          <draw:text-box>
            <text:p>i+2</text:p>
          </draw:text-box>
        </draw:frame>
        <draw:frame draw:style-name="gr10" draw:layer="layout" svg:width="1.683cm" svg:height="0.962cm" svg:x="12.176cm" svg:y="7.35cm">
          <draw:text-box>
            <text:p>i' - 1</text:p>
          </draw:text-box>
        </draw:frame>
        <draw:frame draw:style-name="gr10" draw:layer="layout" svg:width="1.683cm" svg:height="0.962cm" svg:x="15.351cm" svg:y="25.892cm">
          <draw:text-box>
            <text:p>i' - 2</text:p>
          </draw:text-box>
        </draw:frame>
        <draw:frame draw:style-name="gr16" draw:layer="layout" svg:width="1.397cm" svg:height="1.139cm" svg:x="10.398cm" svg:y="6.588cm">
          <draw:text-box>
            <text:p>E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12-26T22:50:53.499610479</meta:creation-date>
    <dc:date>2014-12-31T15:34:51.262524261</dc:date>
    <dc:creator>Melvyn Drag</dc:creator>
    <meta:editing-duration>PT42M40S</meta:editing-duration>
    <meta:editing-cycles>12</meta:editing-cycles>
    <meta:generator>LibreOffice/4.2.7.2$Linux_x86 LibreOffice_project/420m0$Build-2</meta:generator>
    <meta:document-statistic meta:object-count="60"/>
  </office:meta>
</office:document-meta>
</file>